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4">
      <style:paragraph-properties fo:text-align="justify" style:justify-single-word="false">
        <style:tab-stops/>
      </style:paragraph-properties>
    </style:style>
    <style:style style:name="P2" style:family="paragraph" style:parent-style-name="Standard" style:list-style-name="L9">
      <style:paragraph-properties fo:text-align="justify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5" style:family="paragraph" style:parent-style-name="Standard" style:list-style-name="L5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7" style:family="paragraph" style:parent-style-name="Standard" style:list-style-name="L4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8" style:family="paragraph" style:parent-style-name="Standard" style:list-style-name="L4">
      <style:paragraph-properties fo:margin-left="1.251cm" fo:margin-right="0cm" fo:text-align="justify" style:justify-single-word="false" fo:text-indent="-0.635cm" style:auto-text-indent="false">
        <style:tab-stops/>
      </style:paragraph-properties>
    </style:style>
    <style:style style:name="P9" style:family="paragraph" style:parent-style-name="Standard" style:list-style-name="L8">
      <style:paragraph-properties fo:margin-left="-0.021cm" fo:margin-right="0cm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10" style:family="paragraph" style:parent-style-name="Standard">
      <style:paragraph-properties fo:margin-left="-0.021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fo:font-size="10pt" style:font-size-asian="10pt" style:font-size-complex="10pt"/>
    </style:style>
    <style:style style:name="P11" style:family="paragraph" style:parent-style-name="Standard" style:list-style-name="L1">
      <style:paragraph-properties fo:margin-left="-0.021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Standard" style:list-style-name="L7">
      <style:paragraph-properties fo:margin-left="-0.021cm" fo:margin-right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Standard" style:list-style-name="L10">
      <style:paragraph-properties fo:margin-left="-0.021cm" fo:margin-right="0cm" fo:text-align="justify" style:justify-single-word="false" fo:text-indent="0cm" style:auto-text-indent="false">
        <style:tab-stops/>
      </style:paragraph-properties>
    </style:style>
    <style:style style:name="P14" style:family="paragraph" style:parent-style-name="Standard" style:list-style-name="L12">
      <style:paragraph-properties fo:margin-left="-0.021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Standard" style:list-style-name="L14">
      <style:paragraph-properties fo:margin-left="-0.021cm" fo:margin-right="0cm" fo:text-align="justify" style:justify-single-word="false" fo:text-indent="0cm" style:auto-text-indent="false">
        <style:tab-stops/>
      </style:paragraph-properties>
    </style:style>
    <style:style style:name="P16" style:family="paragraph" style:parent-style-name="Standard" style:list-style-name="L1">
      <style:paragraph-properties fo:margin-left="-0.021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text-underline-style="solid" style:text-underline-width="auto" style:text-underline-color="font-color"/>
    </style:style>
    <style:style style:name="P17" style:family="paragraph" style:parent-style-name="Standard">
      <style:paragraph-properties fo:margin-left="0.016cm" fo:margin-right="0cm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 style:list-style-name="L4">
      <style:paragraph-properties fo:margin-left="3.752cm" fo:margin-right="0cm" fo:text-align="justify" style:justify-single-word="false" fo:text-indent="-0.635cm" style:auto-text-indent="false">
        <style:tab-stops/>
      </style:paragraph-properties>
    </style:style>
    <style:style style:name="P19" style:family="paragraph">
      <style:paragraph-properties fo:text-align="center"/>
    </style:style>
    <style:style style:name="P20" style:family="paragraph"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10pt"/>
    </style:style>
    <style:style style:name="T4" style:family="text">
      <style:text-properties style:font-size-complex="10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1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tes del TP de Compiladores 2008</text:p>
      <text:p text:style-name="P4"/>
      <text:list xml:id="list34642107" text:style-name="L1">
        <text:list-item>
          <text:p text:style-name="P16"><text:span text:style-name="T2">Editor de Alfabetos</text:span></text:p>
        </text:list-item>
      </text:list>
      <text:list xml:id="list35091014" text:style-name="L4">
        <text:list-item>
          <text:p text:style-name="P8"><text:span text:style-name="T2">Qué símbolos → letras y alfabetos inglés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8"><text:span text:style-name="T2">dígitos decimales.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span text:style-name="T2">Predeterminados → abecedario (A).</text:span></text:p>
        </text:list-item>
      </text:list>
      <text:list xml:id="list35380819"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2"><text:tab/><text:tab/><text:tab/>→ dígitos (D)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374167" text:style-name="L1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5"><text:span text:style-name="T2"><text:tab/><text:tab/><text:tab/>→ abecedario + dígitos (A U D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436969" text:continue-list="list35091014" text:style-name="L4">
        <text:list-item>
          <text:p text:style-name="P1"><text:span text:style-name="T2">Definido por el usuario sobre (A <text:s/>U D).</text:span></text:p>
        </text:list-item>
      </text:list>
      <text:p text:style-name="P17"/>
      <text:list xml:id="list35428300" text:continue-list="list34642107" text:style-name="L1">
        <text:list-item>
          <text:p text:style-name="P11">Editor Expresiones Regulares</text:p>
        </text:list-item>
      </text:list>
      <text:list xml:id="list35432106" text:continue-list="list35436969" text:style-name="L4">
        <text:list-item text:start-value="1">
          <text:p text:style-name="P8"><text:span text:style-name="T2">Operadores → * <text:s/>+ <text:s/>?<text:tab/>cerraduras</text:span></text:p>
        </text:list-item>
      </text:list>
      <text:p text:style-name="P6"><text:span text:style-name="T2"><text:tab/><text:tab/><text:tab/>.<text:tab/>concatenación.</text:span></text:p>
      <text:p text:style-name="P6"><text:span text:style-name="T2"><text:tab/><text:tab/><text:tab/>|<text:tab/>opción.</text:span></text:p>
      <text:p text:style-name="P6"><text:span text:style-name="T2"><text:tab/><text:tab/><text:tab/>( )<text:tab/>grupo</text:span></text:p>
      <text:p text:style-name="P6"><text:span text:style-name="T2"/></text:p>
      <text:list xml:id="list35430574" text:continue-numbering="true" text:style-name="L4">
        <text:list-item>
          <text:p text:style-name="P1"><text:span text:style-name="T2">Verificar validez (BNF).</text:span></text:p>
        </text:list-item>
      </text:list>
      <text:list xml:id="list35129697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428216" text:continue-list="list35428300" text:style-name="L1">
        <text:list-item>
          <text:p text:style-name="P11">Construir AFN (Thompson)</text:p>
        </text:list-item>
      </text:list>
      <text:list xml:id="list35437194" text:continue-list="list35430574" text:style-name="L4">
        <text:list-item text:start-value="1">
          <text:p text:style-name="P8"><text:span text:style-name="T2">Construir un traductor en base a BNF (2a).</text:span></text:p>
        </text:list-item>
        <text:list-item>
          <text:p text:style-name="P1"><text:span text:style-name="T2">Definir lenguaje de salida (matriz de transición).</text:span></text:p>
        </text:list-item>
        <text:list-item>
          <text:p text:style-name="P1"><text:span text:style-name="T2">Verificar aceptación de cadena de entrada (mostrar estado final).</text:span></text:p>
        </text:list-item>
      </text:list>
      <text:list xml:id="list35183296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412273" text:continue-list="list35428216" text:style-name="L1">
        <text:list-item>
          <text:p text:style-name="P11">Construir AFD</text:p>
        </text:list-item>
      </text:list>
      <text:list xml:id="list35441440" text:continue-list="list35437194" text:style-name="L4">
        <text:list-item text:start-value="1">
          <text:p text:style-name="P8"><text:span text:style-name="T2">Algoritmo de Subconjunto para transformar matriz de transición (3.b.).</text:span></text:p>
        </text:list-item>
        <text:list-item>
          <text:p text:style-name="P1"><text:span text:style-name="T2">Verificar aceptación de cadena de entrada (mostrar estado final).</text:span></text:p>
        </text:list-item>
      </text:list>
      <text:p text:style-name="P10"/>
      <text:list xml:id="list35429218" text:continue-list="list35412273" text:style-name="L1">
        <text:list-item>
          <text:p text:style-name="P11">Minimización AFD</text:p>
        </text:list-item>
      </text:list>
      <text:list xml:id="list35440988" text:continue-list="list35441440" text:style-name="L4">
        <text:list-item text:start-value="1">
          <text:p text:style-name="P8"><draw:custom-shape text:anchor-type="paragraph" draw:z-index="0" draw:style-name="gr1" draw:text-style-name="P19" svg:width="0.384cm" svg:height="1.445cm" svg:x="6.361cm" svg:y="0.09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" draw:style-name="gr2" draw:text-style-name="P20" svg:width="5.232cm" svg:height="1.161cm" svg:x="7.214cm" svg:y="0.423cm"><draw:text-box><text:p><text:span text:style-name="T2">Transformación de matriz. (4.a) en cada paso (posiblemente).</text:span></text:p></draw:text-box></draw:frame><text:span text:style-name="T2">Buscar estados inalcanzables (poda).</text:span></text:p>
        </text:list-item>
        <text:list-item>
          <text:p text:style-name="P1"><text:span text:style-name="T2">Algoritmo de minimización.</text:span></text:p>
        </text:list-item>
        <text:list-item>
          <text:p text:style-name="P1"><text:span text:style-name="T2">Buscar estados identidad (poda).</text:span></text:p>
        </text:list-item>
        <text:list-item>
          <text:p text:style-name="P1"><text:span text:style-name="T2">Verificar aceptación de cadena de entrada (mostrar estado final).</text:span></text:p>
        </text:list-item>
      </text:list>
      <text:p text:style-name="P10"/>
      <text:list xml:id="list35418203" text:continue-list="list35429218" text:style-name="L1">
        <text:list-item>
          <text:p text:style-name="P11">Interfaz Gráfica</text:p>
        </text:list-item>
      </text:list>
      <text:list xml:id="list35422476" text:continue-list="list35440988" text:style-name="L4">
        <text:list-item text:start-value="1">
          <text:p text:style-name="P8"><draw:custom-shape text:anchor-type="paragraph" draw:z-index="2" draw:style-name="gr1" draw:text-style-name="P19" svg:width="0.384cm" svg:height="1.445cm" svg:x="6.361cm" svg:y="0.09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3" draw:style-name="gr2" draw:text-style-name="P20" svg:width="5.232cm" svg:height="1.161cm" svg:x="7.214cm" svg:y="0.423cm"><draw:text-box><text:p><text:span text:style-name="T2">(Introducir cadenas ?? )</text:span></text:p><text:p><text:span text:style-name="T2"><text:s text:c="11"/></text:span><text:span text:style-name="T2">*</text:span></text:p></draw:text-box></draw:frame><text:span text:style-name="T2">Seleccionar alfabeto.</text:span></text:p>
        </text:list-item>
        <text:list-item>
          <text:p text:style-name="P1"><text:span text:style-name="T2">Introducir expresión regular.</text:span></text:p>
        </text:list-item>
        <text:list-item>
          <text:p text:style-name="P1"><text:span text:style-name="T2">Introducir cadena de entrada.</text:span></text:p>
        </text:list-item>
        <text:list-item>
          <text:p text:style-name="P1"><text:span text:style-name="T2">Mostrar AFN.</text:span></text:p>
        </text:list-item>
        <text:list-item>
          <text:p text:style-name="P1"><text:span text:style-name="T2">Mostrar AFD.</text:span></text:p>
        </text:list-item>
        <text:list-item>
          <text:p text:style-name="P1"><text:span text:style-name="T2">Mostrar AFD</text:span><text:span text:style-name="T7">min</text:span></text:p>
          <text:p text:style-name="P1"><text:span text:style-name="T7"/></text:p>
        </text:list-item>
      </text:list>
      <text:list xml:id="list35298901" text:style-name="L9">
        <text:list-header>
          <text:p text:style-name="P2"><text:span text:style-name="T2">* <text:s/>Teclado Virtual</text:span></text:p>
        </text:list-header>
      </text:list>
      <text:p text:style-name="P10"/>
      <text:list xml:id="list35435687" text:continue-list="list35418203" text:style-name="L1">
        <text:list-item>
          <text:p text:style-name="P11">Graficar y Simular</text:p>
        </text:list-item>
      </text:list>
      <text:list xml:id="list35439827" text:continue-list="list35422476" text:style-name="L4">
        <text:list-item text:start-value="1">
          <text:p text:style-name="P8"><text:span text:style-name="T2">Graficar el AFDmin (grafo).</text:span></text:p>
        </text:list-item>
        <text:list-item>
          <text:p text:style-name="P8"><text:span text:style-name="T2">Simular aceptación cadena entrada en el gráfico.</text:span></text:p>
        </text:list-item>
      </text:list>
      <text:p text:style-name="P6"><text:span text:style-name="T2"><text:tab/><text:tab/><text:tab/>→ 0 seg. (paso-a-paso)</text:span></text:p>
      <text:p text:style-name="P6"><text:span text:style-name="T2"><text:tab/><text:tab/><text:tab/>→ 1 seg.</text:span></text:p>
      <text:p text:style-name="P6"><text:span text:style-name="T2"><text:tab/><text:tab/><text:tab/>→ 2 seg.</text:span></text:p>
      <text:p text:style-name="P6"><text:span text:style-name="T2"><text:tab/><text:tab/><text:tab/>→ 3 seg.</text:span></text:p>
      <text:list xml:id="list35438472" text:continue-numbering="true" text:style-name="L4">
        <text:list-item>
          <text:list>
            <text:list-item>
              <text:list>
                <text:list-header>
                  <text:p text:style-name="P7"><text:span text:style-name="T2"/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elo Rodas</meta:initial-creator>
    <meta:creation-date>2008-10-27T14:55:01.90</meta:creation-date>
    <dc:date>2008-10-27T15:33:03.45</dc:date>
    <dc:creator>Marcelo Rodas</dc:creator>
    <meta:editing-duration>PT00H37M54S</meta:editing-duration>
    <meta:editing-cycles>14</meta:editing-cycles>
    <meta:generator>OpenOffice.org/3.0$Win32 OpenOffice.org_project/300m9$Build-9358</meta:generator>
    <meta:document-statistic meta:table-count="0" meta:image-count="0" meta:object-count="0" meta:page-count="1" meta:paragraph-count="41" meta:word-count="205" meta:character-count="1247"/>
    <meta:user-defined meta:name="Información 1"/>
    <meta:user-defined meta:name="Información 2"/>
    <meta:user-defined meta:name="Información 3"/>
    <meta:user-defined meta:name="Información 4"/>
  </office:meta>
</office:document-meta>
</file>